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observa l'enseigne qui se balançait nonchalamment sur la devanture de l'auberge en se demandant un peu ce qu'elle foutait là. Le « Troc faussé ». C'était ici. Après un instant d'hésitation, elle poussa la porte grinçante dans un soupir de résignation. C'était grotesque, et pour que même un esprit aussi névrosé que le sien trouve ça grotesque, c'est que c'était grotesque (j'insiste). Ce rendez-vous était au mieux une mauvaise blague -scénario assez peu probable-, au pire un piège grossier -beaucoup plus plausible. Et notre blondinette se jetait dedans à pieds joints comme des adeptes de Delkhii dans un salon pour la paix. Et bien soit, si c'était de cette manière qu'elle devait tomber, au fin fond du pôle Nord d'Irydaë, qu'il en soit ainsi. Mais comment diable s'était-elle retrouvé ici, à Aildor ?</text:p>
      <text:p text:style-name="Standard"/>
      <text:p text:style-name="Standard">Il y avait quelques semaines de cela, la fugitive avait reçu la visite d'un messager qui portait selon ses propres dires une missive à son nom, chose pour le moins surprenante s'il en est. D'une part car l'un des aspects caractéristiques d'un vagabond était de ne pas avoir d'adresse fixe, ce qui a la fâcheuse -ou heureuse- tendance de le rendre difficile à trouver. Et d'autre part car il n'y avait à sa connaissance aucune personne sur cette planète qui pourrait chercher à la contacter, à l'exception bien sûr du fou furieux à ses trousses mais celui-ci ne s'embarrasserait pas de lui envoyer une invitation à boire le thé. Alors, intriguée, la jeune femme avait pris la lettre et avait commencé à la lire. Elle avait bien failli la faire immédiatement bouffer à son pauvre porteur lorsqu'elle avait découvert au milieu de moult éloges au sujet de son infréquentabilité l'origine de son expéditeur, mais s'était ravisée.</text:p>
      <text:p text:style-name="Standard"/>
      <text:p text:style-name="Standard">La lettre était prometteuse, bien qu'à prendre avec des pincettes. En échange d'une forme de mercenariat, on lui proposait tout ce dont elle pouvait rêver : de l'argent pour combler les dépenses engendrées par son périple à Daënastre qui en l'absence de revenu régulier avait creusé un sacré trou dans ses économies ainsi qu'une protection, toujours appréciable lorsqu'on est poursuivie comme c'était son cas par une entité semi-divine et son [i]one-man army[/i] de garde du corps. Mais surtout, surtout, on lui promettait ce dont elle rêvait le plus au monde : une guerre. Persuadée que Daënastre devait être ré-annexé à My'trä pour se servir de leurs inventions, Eléonore avait un temps envisagé de devenir Gharyn pour forcer les dirigeants de sa nation à agir, avant que sa situation de « en danger de mort permanent » ne la rattrape et ne mette fin à ses ambitions. Ce qu'elle n'avait pu accomplir par la voie diplomatique, peut-être que l'anomalie pourrait y parvenir par le sang.</text:p>
      <text:p text:style-name="Standard"/>
      <text:p text:style-name="Standard">Restait une question de taille à régler : était-ce un piège ? Si ce mystérieux commanditaire était de mèche avec le Régisseur à ses trousses, elle allait droit à l'abattoir. Cette éventualité trotta dans son esprit pendant quelques jours, avant qu'elle ne fasse le constat suivant : primo, elle était fauchée. Deuzio, sa situation était déjà assez précaire pour que le risque vaille le coup d'être pris, surtout vu les potentielles conséquences de cette rencontre. Et tertio, ce type avait mentionné qu'il avait eu vent de rumeurs concernant son statut d'anomalie. Ce qui signifiait -à part que les Zagashiens avaient de trop grandes gueules- qu'il avait un réseau d'informations solide et par conséquent des moyens en adéquation. Ces arguments finirent de la convaincre, et c'est ainsi qu'Eléonore décida de se rendre à cette entrevue quand bien même elle allait y risquer sa vie.</text:p>
      <text:p text:style-name="Standard"/>
      <text:p text:style-name="Standard">---</text:p>
      <text:p text:style-name="Standard"/>
      <text:p text:style-name="Standard">La blondinette se dirigea d'un pas assuré vers le barman accoudé au comptoir sans trop faire attention aux autres clients attablés.</text:p>
      <text:p text:style-name="Standard"/>
      <text:p text:style-name="Standard">-Sers moi une pinte de ta meilleure bière. Fit-elle sans sourciller avant de se retourner vers l'assemblée de soûlards qui campaient ici et de reprendre d'une voix forte. Je cherche une certaine Ophélia Narcisse, ça parle à quelqu'un ?</text:p>
      <text:p text:style-name="P1">Eléonore n'eut pas le temps de profiter de la réaction interloquée de son public face à son intervention bruyante, ni de commencer à s'embrouiller avec le tavernier derrière elle qu'une voix lui faisait déjà écho juste à sa droite. L'anomalie fit volte-face pour se trouver nez-à-nez avec un drôle de type accoutré comme un détective de film de série B. Celui-ci clama être la personne qu'elle recherchait et l'invita à venir discuter dans sa chambre, dont l'isolement en faisait une option tout à fait légitime lorsque l'on chercher à parler conspiration et attentat. Ou à piéger quelqu'un. Un petit sourire mi-intrigué, mi-narquois fit son apparition sur le minois de la blondinette en même temps que son sourcil droit s'arquait ostensiblement. Si cette rencontre était déjà excessivement douteuse de par son improbabilité, elle venait de gagner encore un degré d’ambiguïté. Ce type aux allures de profiteur d'enfants n'avait certainement pas une tête à s'appeler Ophélia. Qu'à cela ne tienne, Eléonore n'avait pas fait tout ce chemin pour rien. Après avoir bu une gorgée appréciable de sa bière, elle lui emboîta le pas en emportant sa choppe.</text:p>
      <text:p text:style-name="Standard"/>
      <text:p text:style-name="Standard">Les deux compères de fortune arrivèrent rapidement dans une modique chambre, éveillant instantanément le [i]spider sense[/i] de l'ancienne militaire. Son mystérieux commanditaire semblait presque ignorer sa présence, jetant un pistolet -qui ne manqua pas d'attirer son œil avide, technologie oblige- sur un lit fait au carré, lui tournant le dos sans sembler s'inquiéter le moins du monde de se prendre une lame entre les deux omoplates, ce dont Eléonore ressentit l'irrépressible envie l'espace d'un instant, avant que la réalité ne la frappe. Ses instincts de militaire la firent instantanément réaliser dans quelle position elle se trouvait. Ce type n'avait pas besoin d'arme. Il était en terrain conquis, à domicile -littéralement. Pour ce qu'elle savait, il y avait cinq gros bras dissimulés dans un coin sombre, prêts à lui sauter dessus au moindre pet de travers. A cette pensée, la main droite de la Zagashienne serra le pommeau de l'épée à sa ceinture, juste en dessous de la garde.</text:p>
      <text:p text:style-name="Standard"/>
      <text:p text:style-name="Standard">Les yeux sautant en alternance dans chacun des recoins de la pièce, Eléonore mit un moment à réagir à l'invitation d'Yssaé, occupée à analyse la situation. Ce dernier avait l'avantage du terrain. Et du savoir. Elle était là à [i]sa[/i] demande. Lui seul savait ce qui se tramait et et si sa proposition était fondée ou un simple ramassis de conneries. Le regard olive de la blonde se plongea dans celui de son interlocuteur, comme si elle essayait d'y déchiffrer une quelconque information. Dans le même temps, les arêtes son nez tressaillaient par intermittence, seule manifestation physique de son malaise que l'adepte de Dalai dissimulait plutôt bien pour le reste, habituée aux situations de stress. Après un instant de silence, elle lâcha un sourire féroce avant de répondre, cherchant à conserver son attitude confiante.</text:p>
      <text:p text:style-name="Standard"/>
      <text:p text:style-name="Standard">-Je préfère rester debout, si ça te dérange pas. J'ai connu mieux, ça caille dans ce coin paumé. Et j'ai pas l'habitude de me faire aborder par des types louches comme toi. Enfin... si, mais pas comme ça. Bref. J'ai pas mal de questions pour toi. Mais d'abord, il paraît que tu as une proposition à me faire ?</text:p>
      <text:p text:style-name="P1">La question d'Eléonore resta en suspend un instant, le temps que son mystérieux correspondant s’assoit lui sur une des deux chaises qui encadraient la table, seul mobilier de la pièce ou peu s'en fallait. Son attitude nonchalante et m'en foutiste commençait à taper sur le système de la blondinette qui était relativement persuadée que c'était volontaire. En même temps que son fessier, il cherchait à asseoir sa position de supériorité vis-à-vis d'elle. Ce petit jeu typique d'une séance d'interrogatoire, ajouté au ton extrêmement protocolaire avec lequel il lui répondit un instant après, réussit à convaincre Eléonore qu'elle avait un gradé en face d'elle. Sauf que si sa lettre disait vrai, il venait de Daënare. La jeune femme aurait été le cas échéant en train de négocier avec l'état-major de son ennemi juré. Gardant cet alarmant soupçon pour elle, Eléonore conserva -au moins de façade- son attitude défiante à la limite de l'effronterie.</text:p>
      <text:p text:style-name="Standard"/>
      <text:p text:style-name="Standard">-Tu m'en diras tant... Et qu'est-ce que vous avez à y...</text:p>
      <text:p text:style-name="Standard"/>
      <text:p text:style-name="Standard">La phrase mourut dans sa gorge alors que le Daënar se levait de son siège pour retirer son manteau et s'avancer vers la demoiselle aux yeux de jade, qui était restée debout adossée au mur à côté de la porte d'entrée, assurant ainsi ses arrières en même temps qu'elle s'offrait une sortie si la rencontre s'avérait être un guet-apens. Les yeux de celle-ci s'écarquillèrent de surprise à mesure que l'homme s'approchait d'elle. Homme qui était en fait... une femme, comme le lui indiquaient les formes révélées par la chemise qu'elle portait en dessous de son large manteau. Voulant dire quelque chose, Eléonore ne parvint qu'à bredouiller un ramassis de syllabes incompréhensibles alors que, désormais à quelques centimètres à peine de son visage, Yssaé passait calmement la main dans ses cheveux.</text:p>
      <text:p text:style-name="Standard"/>
      <text:p text:style-name="Standard">-Vous... vous êtes...</text:p>
      <text:p text:style-name="Standard"/>
      <text:p text:style-name="Standard">Une fois encore, la Zagashienne ne termina pas sa phrase. Elle ne savait trop si c'était dû à la surprise de sa découverte ou bien la proximité physique de l'autre femme, mais son cerveau semblait avoir cessé de fonctionner. Son cœur battait la chamade à en faire exploser sa cage thoracique et ses joues avaient fugacement pris une teinte rosée. Envolée, l'assurance désinvolte de la jeune anomalie rebelle. Eléonore était tellement décontenancée qu'elle en avait même oublié son tutoiement irrévérencieux l'espace d'un moment. Son regard olive captivé par celui de son interlocutrice, il lui fallut plusieurs secondes avant de se reprendre et d'assimiler le plan que celle-ci venait de lui soumettre. Plusieurs secondes durant lesquelles seule sa respiration rauque venait briser le silence. Juste avant qu'un rire presque hystérique fasse voler en éclats l'ambiance pesante qui venait de s'installer.</text:p>
      <text:p text:style-name="Standard"/>
      <text:p text:style-name="Standard">-Tu me plais. Un plan aussi tordu, tu dois avoir un sacré grain. </text:p>
      <text:p text:style-name="Standard"/>
      <text:p text:style-name="Standard">Eléonore semblait avoir repris ses esprits, et par la même son attitude taquine et sans-gêne. Ce plan, s'il avait le mérite d'être audacieux et suffisamment saugrenu pour faire naître en elle un fort sentiment d'exaltation, était aussi tout sauf à son avantage. Prendre la place de leader de ce commando, c'était se retrouver en première ligne. Donner les ordres, cela voulait dire être la personne à abattre, et ce pendant que madame protégeait sa réputation à l'arrière des lignes. L'anomalie n'avait pas peur de l'affrontement, au contraire. En bonne Zagashienne, elle adorait se battre. Ce qu'elle n'aimait pas en revanche, c'était qu'on la prenne pour un pantin et qu'on la manipule comme bon nous semble. Si Yssaé s'attendait à pouvoir faire la marionnettiste avec une blonde écervelée, c'était raté. Ceci dit, la blond cervelée en question était bien trop excitée à l'idée de mettre en application ce stratagème qu'elle allait lui laisser une chance.</text:p>
      <text:p text:style-name="Standard"/>
      <text:p text:style-name="Standard">-Sur le principe, je suis pas contre. J'ai jamais vraiment eu l'occasion de jouer les cheftaines en plus. Mais... Si je dois aligner mes fesses à ta place en première ligne, il vaut mieux pour toi que ça vaille le coup. Parlons des choses sérieuses. Si je me souviens bien, ta lettre parlait d'une « énorme <text:soft-page-break/>récompense », c'est bien ça ? Dis moi en plus...</text:p>
      <text:p text:style-name="Standard"/>
      <text:p text:style-name="Standard">Pour illustrer son propos, l'adepte de Dalai tira de la poche de sa chemise une feuille pliée en quatre. Sa feinte de réflexion ne duperait probablement personne ; elle la connaissait par cœur. Eléonore semblait avoir retrouvé un semblant de contenance, comprenant qu'elle avait ici une occasion de tirer son épingle du jeu : Yssaé allait devoir trouver quelqu'un d'assez frâlé pour accepter de prendre les risques à sa place, tout en étant suffisamment versé dans les arts de la guerre pour ne pas tout faire capoter. Ses choix étaient réduits et elle comptait bien en profiter pour négocier aussi sec. Eléonore connaissait la lettre par cœur. Pourtant elle ne prononça pas un mot au sujet de sa nature d'Anomalie. Le sujet était trop tabou et délicat pour qu'elle l'aborde aussi rapidement. Il faudrait déjà voir ce que « le colonel Yssaé » avait à lui répondre...</text:p>
      <text:p text:style-name="P1">Sortir cette lettre avait peut-être été une erreur. Yssaé se jeta sur l'occasion pour approcher encore un peu son visage du sien, faisant mine de relire la missive comme si ça avait une quelconque espèce d'importance. C'était à croire qu'elle le faisait exprès. L'infime caresse qui se produisit alors provoqua un frisson chez Eléonore, et une chair de poule envahit momentanément toute son anatomie. Elle fit tout son possible pour ne pas se laisser prendre par cette sensation tiraillante. Mais les battements de son cœur résonnant dans sa boîte crânienne rendaient la tâche encore plus ardue qu'il n'y paraissait. Ce n'était qu'un artifice, une ruse pour faire tomber ses défenses mentales -rare reliquat de sa vie d'antan ayant survécu à sa transformation. Si elles s'effondraient maintenant, les négociations étaient perdues d'avance. Or l'anomalie avait trop à perdre dans cette histoire pour se le permettre.</text:p>
      <text:p text:style-name="Standard"/>
      <text:p text:style-name="Standard">Il était extrêmement difficile de comprendre ce que cherchait la militaire daënare. Vu comment se déroulait l'entrevue, Eléonore commençait à croire à son histoire. Mais son attitude cachait quelque chose. Experte en la matière, la jeune femme à la chevelure d'or connaissait un bon paquet de techniques visant à déstabiliser son interlocuteur. Et elle était en train d'assister à une démonstration de l'une d'entre elles. Si elle les comprenait ce qu'il se passait, pourquoi alors était-ce si dur de ne pas tomber dans le panneau ? Ses iris semblaient ne plus pouvoir se détacher de ceux de son homologue Daënare, comme happés par ce regard cajoleur cherchant à l'endormir. La Zagashienne buvait ses paroles sans vraiment faire attention à leur sens. Enfin, jusqu'à ce qu'Yssaé commette une erreur. Ou plutôt deux.</text:p>
      <text:p text:style-name="Standard"/>
      <text:p text:style-name="Standard">Comme si elle s'éveillait d'un profond sommeil, Eléonore secoua la tête pour reprendre ses esprits. Cette alternance entre quasi-hypnose et vigilance constante était épuisante et elle commençait sérieusement à se demander si l'officier n'était pas en train de prendre un ascendant psychologique irréversible sur l'échange. Toujours était-il qu'elle n'avait pas encore baissé les bras et son regard s'illumina à nouveau tandis qu'elle semblait revenir dans la partie. Déjà, Yssaé l'avait tutoyée pour la première fois. Ce n'était pas grand chose mais cela pouvait être un indicateur qu'elle baissait également sa garde. Et elle avait mentionné sa particularité d'anomalie. Mais en se trompant. Son statut n'était pas physique, mais mental. Deuxième erreur. Ainsi, ses informations à son sujet n'étaient pas tout à fait exactes. Un sourire malicieux se glissa sur son joli minois alors qu'elle regardait avec encore plus d'insistance dans les yeux de sa nouvelle supérieure.</text:p>
      <text:p text:style-name="Standard"/>
      <text:p text:style-name="Standard">-Si tu parles de mon corps de rêve, elles sont bien fondées, comme tu peux t'en rendre compte par toi-même.</text:p>
      <text:p text:style-name="Standard"/>
      <text:p text:style-name="Standard">Cette non-réponse la fit beaucoup rire intérieurement. C'était un bon moyen d'essayer de briser l'envoûtement dont elle était victime depuis quelques minutes maintenant, tout en niant le fait d'avoir été altérée physiquement par la Magilithe. La question était donc de savoir si elle devait la corriger et lui indiquer que son statut était psychologique ? Après une seconde de réflexion, Eléonore conclut que oui. Elle n'avait rien à perdre. De toute façon cette femme la savait déjà anomalie avant même le début de cette entretien, cela ne changerait rien. Et si, comme le stipulait sa lettre, elle était vraiment capable de la protéger d'un Régisseur -ce dont elle doutait fortement- alors c'était tout bénef. De toute façon, si elle n'était pas trop stupide, Yssaé devrait s'en rendre compte par elle-même étant donné ce que la blondinette s'apprêtait à lui dire.</text:p>
      <text:p text:style-name="Standard"/>
      <text:p text:style-name="Standard">-Je prends tout. Les Irys, la protection, les... faveurs. Je prends la technologie aussi. Surtout. Si elle vaut le coup.</text:p>
      <text:p text:style-name="Standard"/>
      <text:p text:style-name="Standard">Sans trop s'attarder sur la question, Eléonore inclina légèrement la tête avec un air faussement frêle.</text:p>
      <text:p text:style-name="Standard"/>
      <text:p text:style-name="Standard">-Tu n'as pas à t'en faire pour ce qui est de la fidélité. Ni des performances. Tant que tu respectes ta part du marché, tu peux compter sur moi. Maintenant, dis moi. Comment m'as-tu trouvé ? Pourquoi <text:soft-page-break/>moi en particulier ? Quelle est notre cible ? Quand est-ce que ça va se passer, cette petite fête ?</text:p>
      <text:p text:style-name="Standard"/>
      <text:p text:style-name="Standard">Tant de questions pour essayer de calmer l'ambiance électrique qui régnait. Tandis qu'elle parlait, les arêtes du nez d'Eléonore tressautaient de temps à autre. Lorsqu'elle eut fini, la jeune femme se mordilla machinalement la lèvre inférieure, attendant de savoir si elle obtiendrait des réponses...</text:p>
      <text:p text:style-name="P1">Yssaé éludait les questions qu'Eléonore lui posait. Ou en tout cas, elle lui donnait des réponses vagues, concises et sans détails. Ç’aurait été alarmant si la jeune femme aux yeux verts prêtait encore attention à ce genre de choses. On parlait tout de même de renverser l'ordre mondial, et la seule information qu'on lui fournissait c'était « Ça aura lieu, selon toute vraisemblance, en juillet de cette année ». L'image de contrôle et de maîtrise que renvoyait la commandante en prenait un sacré coup. Il n'était pas exclu que par excès de prudence, celle-ci ne lui dévoile que le strict minimum de ce qu'elle avait besoin de savoir. Elle semblait toujours prendre l'anomalie pour un troufion de seconde classe qui se contentait de suivre les ordres sans réfléchir. C'était mal connaître notre blondinette, même si dans l'état actuel des choses, ses capacités cognitives pouvaient paraître proche du néant.</text:p>
      <text:p text:style-name="Standard"/>
      <text:p text:style-name="Standard">L'index d'Yssaé frôla la joue d'Eléonore, qui fut saisie d'un frisson le long de son échine et se raidit une nouvelle fois. Son corps semblait pris d'une paralysie momentanée, à nouveau incapable de bouger sous l'effet de surprise de ce geste d'une intimité extrême de la part d'une presque inconnue. Un reflet mêlé de stupeur et de désir s'empara de ses iris de jade alors que son cerveau engourdi tentait de remettre la machine en marche pour trouver la conduite à adopter dans une situation telle que celle-ci. Les angles de son museau n'avaient sans doute jamais été aussi agitées. </text:p>
      <text:p text:style-name="Standard"/>
      <text:p text:style-name="Standard">Dans un effort titanesque, la Zagashienne parvint à récupérer une forme de constitution, comme si ses connexions neuronales ne se faisaient que par intermittence. D'un geste à la fois ferme et d'une douceur pouvant presque passer pour une invitation, elle libéra la main toujours posée sur le fourreau de son arme pour repousser la Daënare à un petit mètre d'elle. De son autre main, Eléonore but une longue gorgée de la choppe qu'elle avait failli oublier avec les enjeux de sa conversation. La demoiselle ne put contenir une grimace alors que le liquide désormais tiède parcourait son œsophage.</text:p>
      <text:p text:style-name="Standard"/>
      <text:p text:style-name="Standard">-M'apprendre des choses, hein ? Comme par exemple comment se débarrasser d'un Régisseur ? Car après tout, c'est ce que tu disais dans ta lettre, non ? « Les protéger au devant de tous les dangers ».</text:p>
      <text:p text:style-name="Standard"/>
      <text:p text:style-name="Standard">Sa voix dérailla involontairement. Pour une fois, rien n'était calculé dans ses mots. L'anomalie avait beau être atteinte d'une douce folie et être visiblement attirée physiquement par celle qui était désormais sa supérieure hiérarchique, elle n'en était pas moins lucide quant à la précarité de sa situation. Et puisque Yssaé voulait absolument aborder le sujet, alors autant mettre les deux pieds dans le plat. Cette requête aux allures de supplique ressemblait fort à un aveu de faiblesse. Eléonore avait lâché cette pique sans aucune once d'arrogance ou de son impertinence passée. Ses défenses s'étaient abaissées, c'était le moment de parler franc jeu avec celle qui n'était qu'une inconnue il y a même pas une heure. Toutes les récompenses du monde n'avaient aucune forme d'intérêt si elle se faisait attraper et dépecer par une entité semi-divine dont l'existence était dévouée à l'anéantissement de la sienne. D'une traite, la blonde termina sa boisson avant de plonger à nouveau son regard dans celui d'Yssaé tout en s'essuyant les lèvres d'un revers de langue.</text:p>
      <text:p text:style-name="Standard"/>
      <text:p text:style-name="Standard">-Alors c'est ça le deal ? Je fais tout ce que tu me demandes, et en échange tu m'empêches de clamser et tu me couvres d'Irys ?</text:p>
      <text:p text:style-name="Standard"/>
      <text:p text:style-name="Standard">Le ton était plus sec qu'elle ne l'avait voulu. Un autre moyen de dissimuler son sentiment de vulnérabilité. C'était sans doute la première fois depuis des mois que la voix d'Eléonore tremblait. Ce petit jeu du chat et de la souris l'avait épuisée mentalement, et pour pouvoir continuer -ou commencer- cette collaboration, elle devait avoir la réponse à cette question.</text:p>
      <text:p text:style-name="Standard"/>
      <text:p text:style-name="Standard">-Où est-ce qu'on signe ?</text:p>
      <text:p text:style-name="P1">L'effondrement des défenses d'Eléonore sembla légèrement perturber son homologue qui, au même titre que l'anomalie, sembla surprise du revirement d'attitude de cette dernière. Elle avait abandonné toute forme de défiance à son égard et avait ouvert son cœur en lui exposant sa plus grande -sa seule?- peur. Toute personne saine d'esprit se serait accordée à dire que c'était de la folie que de s'exposer ainsi à une inconnue -son ennemie de surcroît. D'ordinaire, Eléonore se serait rangée à leur avis. Elle qui incarnait le cynisme, le sadisme et l'arrogance ne se serait jamais comportée de la sorte si elle avait rejoué cette situation une centaine de fois dans un autre contexte. Seulement voilà,c'est ce qu'elle avait fait aujourd'hui, son esprit dans un état étrangement amorphe, ce dont les causes variées allaient de la pinte de bière qu'elle venait de s'envoyer à vitesse grand V à la tension sexuelle qui régnait depuis quelques minutes entre les deux femmes. C'est ce qu'elle avait fait, faisant fi du bon sens et des immenses probabilités qu'Yssaé en profite pour asseoir sa domination sur elle. </text:p>
      <text:p text:style-name="Standard"/>
      <text:p text:style-name="Standard">Elle n'en fit rien.</text:p>
      <text:p text:style-name="Standard"/>
      <text:p text:style-name="Standard">Le contraire se produisit même. Comme touchée par la grâce de ce phénomène exceptionnel qu'était une Eléonore sans défense, La militaire daënare fut soudainement prise d'une douceur toute nouvelle. Elle se départit de son air de vile conspiratrice pour voir ses traits fortement s'adoucir. Elle répondit vaguement -une fois de plus- à la question de la Zagashienne, puis le silence se fit. Qu'importe le contrat, le pacte de sang ou le simple accord oral, cette dernière n'avait utilisé cette tournure que pour appuyer son assentiment à l'opération terroriste. Dans son cerveau tétanisé, cette discussion qui était pourtant à l'origine la raison de sa présence ici, ressemblait à un vague souvenir, comme si elle s'était fait happée par un brouillard de pulsions obstruant la moindre de ses pensées rationnelles. L'anomalie observa sans pouvoir faire le moindre geste Yssaé s'approcher d'elle, son cœur battant comme s'il voulait s'extirper de sa poitrine alors que le bout de son museau frétillait désormais en permanence. Lorsqu'elle lui prit le bras, la décharge électrique qui parcourut son corps de part en part acheva de saper le peu de volonté qu'il lui restait.</text:p>
      <text:p text:style-name="Standard"/>
      <text:p text:style-name="Standard">Son poitrail se soulevait au rythme de sa respiration profonde et incontrôlée. Une caresse, le long de son épaule. Son cou. Un frisson. Ses paupières se ferment. Ecoute, écoute les signaux que t'envoie ton corps. Ton cœur. La phrase d'Yssaé n'est plus qu'un écho lointain qu'elle perçoit à peine. Même si elle avait voulut prononcer une réponse monosyllabique, elle ne l'aurait sans doute pas pu. La paume de sa main se posa délicatement sur le dos de celle de sa supérieure lorsque celle-ci s'installa sur sa poitrine en mouvement. Inspire. Expire. Pendant un instant, qu'elle aurait voulu éternel, le temps s'arrête. Tout n'est que sensualité. Une fraction de seconde à peine, qui paraît une éternité. Leurs soufflent s'accordent. Ne font plus qu'un. Comme leurs lèvres. Un effleurement. Fugace, à peine perceptible. Eléonore sourit. Ses paupière se rouvrirent. Était-ce le retour d'une pointe de malice qui se percevait discrètement au fond de ses iris émeraudes ?</text:p>
      <text:p text:style-name="Standard"/>
      <text:p text:style-name="Standard">-Il ne me semble pas me souvenir qu'on ait dit que je commençais maintenant. Ce soir, ce n'est pas ma protection que je vais t'offrir.</text:p>
      <text:p text:style-name="Standard"/>
      <text:p text:style-name="Standard">Comme si ce baiser éphémère avait rompu le charme, Eléonore semblait avoir repris possession de son corps. Ses deux mains s’affairèrent à repousser la militaire à nouveau, sauf que cette fois-ci elle l'accompagna jusqu'à ce que la jeune femme tombe à la renverse sur le lit à quelques mètres de là. La seconde suivante, notre blondinette se retrouvait à califourchon au dessus d'elle, une jambe de chaque côté du bassin. Elle se pencha pour lui offrir un nouveau baiser, plus long celui-ci, sa chevelure dorée tombant en cascade comme si elle voulait leur construire un abris. Tout en se redressant, l'anomalie entreprit alors de déboutonner sa chemise, son sourire malicieux ayant fait un retour triomphal au beau milieu de son minois.</text:p>
      <text:p text:style-name="Standard"/>
      <text:p text:style-name="Standard">-Je crois que je n'ai d'autre choix que de te dévoiler une partie de ces talents qui t'intéressent tant...</text:p>
      <text:p text:style-name="P1">Les piques d'Eléonore semblaient avoir également réveillé la militaire, qui ne la laissa pas prendre le contrôle aussi facilement. Il y avait une espèce de rivalité entre elles deux, comme si leurs attitudes se faisaient écho en permanence ; la vulnérabilité pour la vulnérabilité, la taquinerie pour la taquinerie. Sans attendre une seule seconde, Yssaé imita son employée en tombant sa chemise devenue gênante avant de l'informer non sans sous-entendu qu'elle avait froid. Forcément, c'est ça de se foutre à poil sans monter le chauffage. Son sourire s'élargissant encore un peu, l'anomalie désormais en soutien-gorge se pencha à nouveau pour obéir à son ordre implicite. Alors qu'elle offrait un nouveau baiser à la Daënare, ses deux mains cherchèrent à la « réchauffer », l'une passant dans son dos pour faire pression et que leurs corps se rapprochent, tandis que l'autre allait effleurer l'un des seins désormais à découvert de sa partenaire. </text:p>
      <text:p text:style-name="Standard"/>
      <text:p text:style-name="Standard">Celle-ci avait également repris du poil de la bête, et loin de se laisser amadouer par le regain d'énergie d'Eléonore, elle ne fut pas en reste. Une main froide se glissa au niveau de son entrejambe, provoquant un nouveau frisson chez l'anomalie qui ferma à nouveau les yeux l'espace d'un instant, se mordillant encore la lèvre inférieure, de plaisir cette fois. Un nouvel ordre de la part d'Yassé la fit momentanément redescendre de son nuage, ses paupières se rouvrant alors qu'elle commençait à chercher un moyen de véritablement l'impressionner. Il y avait probablement bien des moyens pour la Zagashienne d'y arriver, mais la blondinette voulait en trouver un qui lui correspondait particulièrement. Son sourire s'étendit jusqu'à ses oreilles lorsque l'idée lui vint. L'Adepte de Dalai passa une main derrière l'oreille d'Yssaé, comme pour y caler ses cheveux noirs tandis qu'elle l'embrassait à nouveau, agrémentant le tout d'un coup de langue fugace. </text:p>
      <text:p text:style-name="Standard"/>
      <text:p text:style-name="Standard">-Ton plan c'est qu'on échange nos rôles c'est ça ? On peut commencer à s'entraîner maintenant...</text:p>
      <text:p text:style-name="Standard"/>
      <text:p text:style-name="Standard">Son autre main s'empara promptement de la casquette d'officier qu'Yssaé portait toujours pour la poser au sommet de son propre crâne. Elle ne lui allait pas du tout et était trop large d'au moins une taille aussi la visière lui tombait devant les yeux si bien qu'Eléonore dut incliner la tête en arrière pour continuer à y voir. Elle se pencha derrière elle pour attraper le manteau que la militaire avait jeté un peu plus tôt et l'enfila au dessus de son corsage nu. Contrairement au chapeau, la veste lui allait à merveille, preuve que les deux jeunes femmes avaient un corps suffisamment proche pour aisément échanger de place le temps de l'opération. Un petit ourlet au niveau des manches et le tour serait joué. Du bout de son doigt dissimulé derrière ladite manche, Eléonore abaissa encore un peu plus sa visière pourtant déjà bien trop basse tout en se redressant et essayant d'adopter l'attitude la plus pompeuse qu'elle le pouvait.</text:p>
      <text:p text:style-name="Standard"/>
      <text:p text:style-name="Standard">-Je suis le commandant Steinfort...</text:p>
      <text:p text:style-name="Standard"/>
      <text:p text:style-name="Standard">Sa main libre se tendit en direction de la carafe d'eau posée sur la table au milieu de la pièce depuis le début de l'entrevue. Un fin filet d'eau s'en échappa pour se séparer en deux : une partie vint rejoindre le bras tendant de la my'trane, formant rapidement un grand fouet de liquide transparent, tandis que l'autre s'enroula autour des poignets d'Yssaé pour l'attacher au lit. Le fouet claqua une fois au mouvement de bras d'Eléonore, qui releva la visière de sa casquette pour plonger son regarde olive dans celui d'Yssaé avec plus d'intensité que jamais.</text:p>
      <text:p text:style-name="Standard"/>
      <text:p text:style-name="Standard">-... C'est moi qui donne les ordre ici, désorma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5T14:11:34.12</meta:creation-date>
    <dc:date>2018-02-03T00:11:52.18</dc:date>
    <meta:editing-duration>PT16H52M34S</meta:editing-duration>
    <meta:editing-cycles>877</meta:editing-cycles>
    <meta:generator>OpenOffice/4.1.2$Win32 OpenOffice.org_project/412m3$Build-9782</meta:generator>
    <meta:document-statistic meta:table-count="0" meta:image-count="0" meta:object-count="0" meta:page-count="9" meta:paragraph-count="51" meta:word-count="4652" meta:character-count="28418"/>
  </office:meta>
</office:document-meta>
</file>